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66" draw:fill-gradient-name="Gradient_20_7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000000"/>
    </style:style>
    <style:style style:name="gr3" style:family="graphic" style:parent-style-name="standard">
      <style:graphic-properties draw:stroke="solid" svg:stroke-width="0.035cm" svg:stroke-color="#ffff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pr1" style:family="presentation" style:parent-style-name="Title1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000000"/>
    </style:style>
    <style:style style:name="pr2" style:family="presentation" style:parent-style-name="Title1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00000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6cm" fo:min-width="0cm" fo:padding-top="0.128cm" fo:padding-bottom="0.128cm" fo:padding-left="0.256cm" fo:padding-right="0.256cm" fo:wrap-option="wrap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1.232cm" fo:min-width="0cm" fo:padding-top="0.128cm" fo:padding-bottom="0.128cm" fo:padding-left="0.256cm" fo:padding-right="0.256cm" fo:wrap-option="wrap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5cm" fo:min-width="0cm" fo:padding-top="0.128cm" fo:padding-bottom="0.128cm" fo:padding-left="0.256cm" fo:padding-right="0.256cm" fo:wrap-option="wrap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2.877cm" fo:min-width="0cm" fo:padding-top="0.128cm" fo:padding-bottom="0.128cm" fo:padding-left="0.256cm" fo:padding-right="0.256cm" fo:wrap-option="wrap"/>
    </style:style>
    <style:style style:name="pr9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144cm" fo:min-width="0cm" fo:padding-top="0.128cm" fo:padding-bottom="0.128cm" fo:padding-left="0.256cm" fo:padding-right="0.256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align="start" fo:text-indent="0cm"/>
    </style:style>
    <style:style style:name="P4" style:family="paragraph">
      <style:paragraph-properties fo:margin-left="0cm" fo:margin-right="0cm" fo:margin-top="0.282cm" fo:margin-bottom="0cm" fo:text-indent="0cm"/>
    </style:style>
    <style:style style:name="P5" style:family="paragraph">
      <style:paragraph-properties fo:margin-left="0cm" fo:margin-right="0cm" fo:margin-top="0.246cm" fo:margin-bottom="0cm" fo:text-indent="0cm"/>
    </style:style>
    <style:style style:name="P6" style:family="paragraph">
      <style:paragraph-properties fo:margin-left="0cm" fo:margin-right="0cm" fo:margin-top="0.282cm" fo:margin-bottom="0cm" fo:line-height="90%" fo:text-indent="0cm"/>
    </style:style>
    <style:style style:name="P7" style:family="paragraph">
      <style:paragraph-properties fo:margin-left="0cm" fo:margin-right="0cm" fo:margin-top="0.246cm" fo:margin-bottom="0cm" fo:line-height="90%" fo:text-indent="0cm"/>
    </style:style>
    <style:style style:name="P8" style:family="paragraph">
      <style:paragraph-properties fo:margin-left="0.952cm" fo:margin-right="0cm" fo:margin-top="0.282cm" fo:margin-bottom="0cm" fo:text-indent="-0.952cm"/>
    </style:style>
    <style:style style:name="P9" style:family="paragraph">
      <style:paragraph-properties fo:text-align="center" style:writing-mode="lr-tb"/>
    </style:style>
    <style:style style:name="T1" style:family="text">
      <style:text-properties fo:color="#ffffcc"/>
    </style:style>
    <style:style style:name="T2" style:family="text">
      <style:text-properties fo:language="en" fo:country="US"/>
    </style:style>
    <style:style style:name="T3" style:family="text">
      <style:text-properties style:text-position="30% 58%" fo:language="en" fo:country="US"/>
    </style:style>
    <style:style style:name="T4" style:family="text">
      <style:text-properties style:text-position="30% 58%"/>
    </style:style>
    <style:style style:name="T5" style:family="text">
      <style:text-properties style:text-position="-25% 58%"/>
    </style:style>
    <style:style style:name="T6" style:family="text">
      <style:text-properties fo:color="#ffffcc" fo:font-size="28pt" fo:language="en" fo:country="US" style:font-size-asian="28pt" style:font-size-complex="28pt"/>
    </style:style>
    <style:style style:name="T7" style:family="text">
      <style:text-properties fo:color="#ffffcc" fo:font-size="28pt" style:font-size-asian="28pt" style:font-size-complex="28pt"/>
    </style:style>
    <style:style style:name="T8" style:family="text">
      <style:text-properties fo:language="en" fo:country="US" style:text-underline-style="solid" style:text-underline-width="auto" style:text-underline-color="font-color"/>
    </style:style>
    <text:list-style style:name="L1">
      <text:list-level-style-number text:level="1" style:num-format="">
        <style:list-level-properties/>
        <style:text-properties fo:color="#ffff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cc" fo:font-size="75%"/>
      </text:list-level-style-number>
      <text:list-level-style-bullet text:level="2" text:bullet-char="">
        <style:list-level-properties text:space-before="1.27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9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10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</text:list-style>
    <text:list-style style:name="L3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10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</text:list-style>
    <text:list-style style:name="L4">
      <text:list-level-style-bullet text:level="1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10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</text:list-style>
    <text:list-style style:name="L5">
      <text:list-level-style-number text:level="1" style:num-format="">
        <style:list-level-properties/>
        <style:text-properties fo:color="#ffffcc" fo:font-size="75%"/>
      </text:list-level-style-number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10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</text:list-style>
  </office:automatic-styles>
  <office:body>
    <office:presentation>
      <draw:page draw:name="Lower Bound on Sorting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Lower Bound on Sorting</text:span></text:p>
              </text:list-header>
            </text:list>
          </draw:text-box>
        </draw:frame>
        <draw:frame presentation:style-name="pr2" draw:text-style-name="P2" draw:layer="layout" svg:width="17.78cm" svg:height="4.887cm" svg:x="3.81cm" svg:y="10.795cm" presentation:class="subtitle" presentation:user-transformed="true">
          <draw:text-box>
            <text:list text:style-name="L2">
              <text:list-header>
                <text:p text:style-name="P3">CSC 172</text:p>
                <text:p text:style-name="P3">SPRING 2004</text:p>
                <text:p text:style-name="P3">LECTURE 24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Theoretical lower bound on sorting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81cm" svg:height="3.212cm" svg:x="0.374cm" svg:y="2.468cm" presentation:class="title" presentation:user-transformed="true">
          <draw:text-box>
            <text:list text:style-name="L1">
              <text:list-header>
                <text:p text:style-name="P1">Theoretical lower bound on sorting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3">
              <text:list-item>
                <text:p text:style-name="P4">We have studies a number of comparison based sorting algorithms</text:p>
              </text:list-item>
              <text:list-item>
                <text:p text:style-name="P4">But what about the ones that we have not seen? The ones that have not been invented yet?</text:p>
              </text:list-item>
              <text:list-item>
                <text:p text:style-name="P4">Is it possible to make a statement about any comparison based sorting algorithm?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ow many possiblites?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681cm" svg:height="3.211cm" svg:x="0.718cm" svg:y="0.847cm" presentation:class="title" presentation:user-transformed="true">
          <draw:text-box>
            <text:list text:style-name="L1">
              <text:list-header>
                <text:p text:style-name="P1"><text:span text:style-name="T2">How many possiblites?</text:span></text:p>
              </text:list-header>
            </text:list>
          </draw:text-box>
        </draw:frame>
        <draw:frame presentation:style-name="pr8" draw:text-style-name="P2" draw:layer="layout" svg:width="24.712cm" svg:height="13.132cm" svg:x="0.375cm" svg:y="4.233cm" presentation:class="outline" presentation:user-transformed="true">
          <draw:text-box>
            <text:list text:style-name="L3">
              <text:list-item>
                <text:p text:style-name="P4"><text:span text:style-name="T2">How many “possible” arrangements (results) of an array of N items are there?</text:span></text:p>
              </text:list-item>
              <text:list-item>
                <text:p text:style-name="P4"><text:span text:style-name="T2">N!</text:span></text:p>
              </text:list-item>
              <text:list-item>
                <text:p text:style-name="P4"><text:span text:style-name="T2">Consider doing one comparison of any two elements in the array (compare the k-th <text:s/>to j-th)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It must be true that : ((A[k] &lt; A[j]) || (A[k] &gt;= A[j]))</text:span></text:p>
                  </text:list-item>
                  <text:list-item>
                    <text:p text:style-name="P5"><text:span text:style-name="T2">Thus, one comparison breaks the group into two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Two group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81cm" svg:height="3.212cm" svg:x="0.374cm" svg:y="2.468cm" presentation:class="title" presentation:user-transformed="true">
          <draw:text-box>
            <text:list text:style-name="L1">
              <text:list-header>
                <text:p text:style-name="P1">Two groups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3">
              <text:list-item>
                <text:p text:style-name="P6">One comparison breaks a group of N! members into two groups</text:p>
              </text:list-item>
              <text:list-item>
                <text:p text:style-name="P6">One of these groups must have at least N!/2 members</text:p>
              </text:list-item>
            </text:list>
            <text:list text:style-name="L4">
              <text:list-item>
                <text:list>
                  <text:list-item>
                    <text:p text:style-name="P7">If both had fewer the total number would be less than N!/2 + N!/2</text:p>
                  </text:list-item>
                </text:list>
              </text:list-item>
            </text:list>
            <text:list text:style-name="L3">
              <text:list-item>
                <text:p text:style-name="P6">Now, consider a second comparison of any two elements in the larger group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fter two comparison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81cm" svg:height="3.212cm" svg:x="0.374cm" svg:y="2.468cm" presentation:class="title" presentation:user-transformed="true">
          <draw:text-box>
            <text:list text:style-name="L1">
              <text:list-header>
                <text:p text:style-name="P1">After two comparisons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3">
              <text:list-item>
                <text:p text:style-name="P4">The second comparison has two possible outcomes</text:p>
              </text:list-item>
            </text:list>
            <text:list text:style-name="L4">
              <text:list-item>
                <text:list>
                  <text:list-item>
                    <text:p text:style-name="P5">Yielding two possible groups</text:p>
                  </text:list-item>
                  <text:list-item>
                    <text:p text:style-name="P5">The largest of which will have at least N!/4 memb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Repeat the proces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81cm" svg:height="3.212cm" svg:x="0.374cm" svg:y="2.468cm" presentation:class="title" presentation:user-transformed="true">
          <draw:text-box>
            <text:list text:style-name="L1">
              <text:list-header>
                <text:p text:style-name="P1">Repeat the process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3">
              <text:list-item>
                <text:p text:style-name="P4"><text:span text:style-name="T2">At each step, we are left with at least half as many possible outcomes</text:span></text:p>
              </text:list-item>
              <text:list-item>
                <text:p text:style-name="P4"><text:span text:style-name="T2">So, after the i-th test there are at least N!/2</text:span><text:span text:style-name="T3">i</text:span><text:span text:style-name="T2"> members remaining</text:span></text:p>
              </text:list-item>
            </text:list>
            <text:list text:style-name="L5">
              <text:list-header>
                <text:p text:style-name="P8"><text:span text:style-name="T2"><text:s text:c="2"/>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ow many tests do we need?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81cm" svg:height="3.212cm" svg:x="0.374cm" svg:y="2.468cm" presentation:class="title" presentation:user-transformed="true">
          <draw:text-box>
            <text:list text:style-name="L1">
              <text:list-header>
                <text:p text:style-name="P1">How many tests do we need?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3">
              <text:list-item>
                <text:p text:style-name="P4">We need t tests to satisfy N!/2<text:span text:style-name="T4">t</text:span> &lt;= 1</text:p>
              </text:list-item>
              <text:list-item>
                <text:p text:style-name="P4">Take log<text:span text:style-name="T5">2</text:span> of both sides</text:p>
              </text:list-item>
              <text:list-item>
                <text:p text:style-name="P4">log<text:span text:style-name="T5">2</text:span>(N!) – t &lt;= 0</text:p>
              </text:list-item>
              <text:list-item>
                <text:p text:style-name="P4">t &gt;= log<text:span text:style-name="T5">2</text:span>(N!)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Visual Example" draw:style-name="dp1" draw:master-page-name="Default" presentation:presentation-page-layout-name="AL3T19">
        <office:forms form:automatic-focus="false" form:apply-design-mode="false"/>
        <draw:frame presentation:style-name="pr9" draw:text-style-name="P2" draw:layer="layout" svg:width="24.681cm" svg:height="2.4cm" svg:x="0.718cm" svg:y="0.634cm" presentation:class="title" presentation:user-transformed="true">
          <draw:text-box>
            <text:list text:style-name="L1">
              <text:list-header>
                <text:p text:style-name="P1">Visual Example</text:p>
              </text:list-header>
            </text:list>
          </draw:text-box>
        </draw:frame>
        <draw:custom-shape draw:style-name="gr2" draw:text-style-name="P2" xml:id="id1" draw:id="id1" draw:layer="layout" svg:width="9.934cm" svg:height="1.446cm" svg:x="8.05cm" svg:y="4.022cm">
          <text:list text:style-name="L1">
            <text:list-header>
              <text:p text:style-name="P1"><text:span text:style-name="T6">abc,acb,bac,bca,cab,cb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2" draw:id="id2" draw:layer="layout" svg:width="2.428cm" svg:height="1.446cm" svg:x="11.645cm" svg:y="5.503cm">
          <text:list text:style-name="L1">
            <text:list-header>
              <text:p text:style-name="P1"><text:span text:style-name="T7">a&lt;b?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3" draw:id="id3">
          <draw:custom-shape draw:style-name="gr2" draw:text-style-name="P2" draw:layer="layout" svg:width="1.213cm" svg:height="1.446cm" svg:x="8.896cm" svg:y="6.35cm">
            <text:list text:style-name="L1">
              <text:list-header>
                <text:p text:style-name="P1"><text:span text:style-name="T7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213cm" svg:height="1.446cm" svg:x="16.093cm" svg:y="6.138cm">
            <text:list text:style-name="L1">
              <text:list-header>
                <text:p text:style-name="P1"><text:span text:style-name="T7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9" draw:layer="layout" svg:x1="12.277cm" svg:y1="6.773cm" svg:x2="6.773cm" svg:y2="8.678cm">
            <text:p/>
          </draw:line>
          <draw:line draw:style-name="gr3" draw:text-style-name="P9" draw:layer="layout" svg:x1="13.123cm" svg:y1="6.773cm" svg:x2="19.262cm" svg:y2="8.467cm">
            <text:p/>
          </draw:line>
          <draw:custom-shape draw:style-name="gr2" draw:text-style-name="P2" draw:layer="layout" svg:width="5.095cm" svg:height="1.446cm" svg:x="4.027cm" svg:y="8.467cm">
            <text:list text:style-name="L1">
              <text:list-header>
                <text:p text:style-name="P1"><text:span text:style-name="T6">abc,acb,c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5.095cm" svg:height="1.446cm" svg:x="16.515cm" svg:y="8.467cm">
            <text:list text:style-name="L1">
              <text:list-header>
                <text:p text:style-name="P1"><text:span text:style-name="T6">bac,bca,cb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" draw:id="id4">
          <draw:custom-shape draw:style-name="gr2" draw:text-style-name="P2" draw:layer="layout" svg:width="2.369cm" svg:height="1.446cm" svg:x="5.296cm" svg:y="10.16cm">
            <text:list text:style-name="L1">
              <text:list-header>
                <text:p text:style-name="P1"><text:span text:style-name="T7">a&lt;c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213cm" svg:height="1.446cm" svg:x="2.546cm" svg:y="11.007cm">
            <text:list text:style-name="L1">
              <text:list-header>
                <text:p text:style-name="P1"><text:span text:style-name="T7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213cm" svg:height="1.446cm" svg:x="9.743cm" svg:y="10.795cm">
            <text:list text:style-name="L1">
              <text:list-header>
                <text:p text:style-name="P1"><text:span text:style-name="T7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9" draw:layer="layout" svg:x1="5.927cm" svg:y1="11.43cm" svg:x2="3.175cm" svg:y2="12.912cm">
            <text:p/>
          </draw:line>
          <draw:line draw:style-name="gr3" draw:text-style-name="P9" draw:layer="layout" svg:x1="6.773cm" svg:y1="11.43cm" svg:x2="8.678cm" svg:y2="12.7cm">
            <text:p/>
          </draw:line>
          <draw:custom-shape draw:style-name="gr2" draw:text-style-name="P2" draw:layer="layout" svg:width="3.482cm" svg:height="1.446cm" svg:x="1.91cm" svg:y="12.7cm">
            <text:list text:style-name="L1">
              <text:list-header>
                <text:p text:style-name="P1"><text:span text:style-name="T6">abc,ac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869cm" svg:height="1.446cm" svg:x="8.048cm" svg:y="12.7cm">
            <text:list text:style-name="L1">
              <text:list-header>
                <text:p text:style-name="P1"><text:span text:style-name="T7">cab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" draw:id="id6">
          <draw:custom-shape draw:style-name="gr2" draw:text-style-name="P2" draw:layer="layout" svg:width="2.428cm" svg:height="1.446cm" svg:x="2.543cm" svg:y="13.547cm">
            <text:list text:style-name="L1">
              <text:list-header>
                <text:p text:style-name="P1"><text:span text:style-name="T7">b&lt;c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213cm" svg:height="1.446cm" svg:x="1.064cm" svg:y="14.182cm">
            <text:list text:style-name="L1">
              <text:list-header>
                <text:p text:style-name="P1"><text:span text:style-name="T7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213cm" svg:height="1.446cm" svg:x="5.298cm" svg:y="14.182cm">
            <text:list text:style-name="L1">
              <text:list-header>
                <text:p text:style-name="P1"><text:span text:style-name="T7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9" draw:layer="layout" svg:x1="3.175cm" svg:y1="14.817cm" svg:x2="1.693cm" svg:y2="15.875cm">
            <text:p/>
          </draw:line>
          <draw:line draw:style-name="gr3" draw:text-style-name="P9" draw:layer="layout" svg:x1="4.022cm" svg:y1="14.817cm" svg:x2="5.927cm" svg:y2="16.087cm">
            <text:p/>
          </draw:line>
          <draw:custom-shape draw:style-name="gr2" draw:text-style-name="P2" draw:layer="layout" svg:width="1.869cm" svg:height="1.446cm" svg:x="5.296cm" svg:y="16.298cm">
            <text:list text:style-name="L1">
              <text:list-header>
                <text:p text:style-name="P1"><text:span text:style-name="T6">ac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869cm" svg:height="1.446cm" svg:x="0.851cm" svg:y="16.298cm">
            <text:list text:style-name="L1">
              <text:list-header>
                <text:p text:style-name="P1"><text:span text:style-name="T6">ab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" draw:id="id5">
          <draw:custom-shape draw:style-name="gr2" draw:text-style-name="P2" draw:layer="layout" svg:width="2.428cm" svg:height="1.446cm" svg:x="17.995cm" svg:y="9.948cm">
            <text:list text:style-name="L1">
              <text:list-header>
                <text:p text:style-name="P1"><text:span text:style-name="T7">b&lt;c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213cm" svg:height="1.446cm" svg:x="15.246cm" svg:y="10.795cm">
            <text:list text:style-name="L1">
              <text:list-header>
                <text:p text:style-name="P1"><text:span text:style-name="T7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213cm" svg:height="1.446cm" svg:x="22.443cm" svg:y="10.583cm">
            <text:list text:style-name="L1">
              <text:list-header>
                <text:p text:style-name="P1"><text:span text:style-name="T7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9" draw:layer="layout" svg:x1="18.626cm" svg:y1="11.218cm" svg:x2="15.451cm" svg:y2="12.912cm">
            <text:p/>
          </draw:line>
          <draw:line draw:style-name="gr3" draw:text-style-name="P9" draw:layer="layout" svg:x1="19.473cm" svg:y1="11.218cm" svg:x2="22.86cm" svg:y2="13.123cm">
            <text:p/>
          </draw:line>
          <draw:custom-shape draw:style-name="gr2" draw:text-style-name="P2" draw:layer="layout" svg:width="3.482cm" svg:height="1.446cm" svg:x="13.763cm" svg:y="12.488cm">
            <text:list text:style-name="L1">
              <text:list-header>
                <text:p text:style-name="P1"><text:span text:style-name="T6">bac,bc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869cm" svg:height="1.446cm" svg:x="22.018cm" svg:y="13.123cm">
            <text:list text:style-name="L1">
              <text:list-header>
                <text:p text:style-name="P1"><text:span text:style-name="T6">cb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7" draw:id="id7">
          <draw:custom-shape draw:style-name="gr2" draw:text-style-name="P2" draw:layer="layout" svg:width="2.369cm" svg:height="1.446cm" svg:x="14.441cm" svg:y="13.335cm">
            <text:list text:style-name="L1">
              <text:list-header>
                <text:p text:style-name="P1"><text:span text:style-name="T7">a&lt;c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213cm" svg:height="1.446cm" svg:x="11.692cm" svg:y="14.182cm">
            <text:list text:style-name="L1">
              <text:list-header>
                <text:p text:style-name="P1"><text:span text:style-name="T7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213cm" svg:height="1.446cm" svg:x="18.888cm" svg:y="13.97cm">
            <text:list text:style-name="L1">
              <text:list-header>
                <text:p text:style-name="P1"><text:span text:style-name="T7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9" draw:layer="layout" svg:x1="15.071cm" svg:y1="14.605cm" svg:x2="13.334cm" svg:y2="16.087cm">
            <text:p/>
          </draw:line>
          <draw:line draw:style-name="gr3" draw:text-style-name="P9" draw:layer="layout" svg:x1="15.919cm" svg:y1="14.605cm" svg:x2="17.824cm" svg:y2="15.875cm">
            <text:p/>
          </draw:line>
          <draw:custom-shape draw:style-name="gr2" draw:text-style-name="P2" draw:layer="layout" svg:width="1.869cm" svg:height="1.446cm" svg:x="11.858cm" svg:y="16.087cm">
            <text:list text:style-name="L1">
              <text:list-header>
                <text:p text:style-name="P1"><text:span text:style-name="T6">ba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869cm" svg:height="1.446cm" svg:x="16.515cm" svg:y="15.875cm">
            <text:list text:style-name="L1">
              <text:list-header>
                <text:p text:style-name="P1"><text:span text:style-name="T6">bc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81cm" svg:height="3.212cm" svg:x="0.374cm" svg:y="2.468cm" presentation:class="title" presentation:user-transformed="true">
          <draw:text-box>
            <text:list text:style-name="L1">
              <text:list-header>
                <text:p text:style-name="P1">How high is the tree?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3">
              <text:list-item>
                <text:p text:style-name="P4"><text:span text:style-name="T2">How large is log2(N!) ?</text:span></text:p>
              </text:list-item>
              <text:list-item>
                <text:p text:style-name="P4"><text:span text:style-name="T2">n! = 1 * 2 *…*n </text:span></text:p>
              </text:list-item>
              <text:list-item>
                <text:p text:style-name="P4"><text:span text:style-name="T2">log2(n!) = log2(1 * 2 *…*n)</text:span></text:p>
              </text:list-item>
              <text:list-item>
                <text:p text:style-name="P4"><text:span text:style-name="T2">log2(n!) = log2(1) + log2(2) +…+ log2(n)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>Which we have already seen is O( n log n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81cm" svg:height="3.212cm" svg:x="0.374cm" svg:y="2.468cm" presentation:class="title" presentation:user-transformed="true">
          <draw:text-box>
            <text:list text:style-name="L1">
              <text:list-header>
                <text:p text:style-name="P1">Take log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3">
              <text:list-item>
                <text:p text:style-name="P4">n! &gt;= (n/2)<text:span text:style-name="T4">n/2</text:span></text:p>
              </text:list-item>
              <text:list-item>
                <text:p text:style-name="P4">log<text:span text:style-name="T5">2</text:span>(n!) &gt;= log<text:span text:style-name="T5">2</text:span>((n/2)<text:span text:style-name="T4">n/2</text:span> )</text:p>
              </text:list-item>
              <text:list-item>
                <text:p text:style-name="P4">log<text:span text:style-name="T5">2</text:span>(n!) &gt;= (n/2)(log<text:span text:style-name="T5">2</text:span>(n) -1)</text:p>
              </text:list-item>
            </text:list>
            <text:list text:style-name="L5">
              <text:list-header>
                <text:p text:style-name="P8">Which, for large n is approx (nlog<text:span text:style-name="T5">2</text:span>n)/2</text:p>
                <text:p text:style-name="P8"/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o,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81cm" svg:height="3.212cm" svg:x="0.374cm" svg:y="2.468cm" presentation:class="title" presentation:user-transformed="true">
          <draw:text-box>
            <text:list text:style-name="L1">
              <text:list-header>
                <text:p text:style-name="P1">So,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3">
              <text:list-header>
                <text:p text:style-name="P4"><text:span text:style-name="T2">We have proven that </text:span><text:span text:style-name="T8">any</text:span><text:span text:style-name="T2"> comparison sorting algorithm is O(nlogn)</text:span></text:p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6b2300" draw:end-color="#000066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UMing CN" style:font-family-asian="'AR PL UMing CN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000066" draw:fill-gradient-name="Gradient_20_7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UMing CN" style:font-family-asian="'AR PL UMing CN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UMing CN" style:font-family-asian="'AR PL UMing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cc" fo:font-size="75%"/>
          </text:list-level-style-number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UMing CN" style:font-family-asian="'AR PL UMing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Default-title">
          <text:list-level-style-number text:level="1" style:num-format="">
            <style:list-level-properties/>
            <style:text-properties fo:color="#ffff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 PL UMing CN" style:font-family-asian="'AR PL UMing CN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000066" draw:fill-gradient-name="Gradient_20_7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ffcc" fo:font-size="75%"/>
          </text:list-level-style-number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0066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r2" style:family="presentation" style:parent-style-name="Title1-backgroundobjects">
      <style:graphic-properties draw:stroke="none" draw:fill="none" draw:fill-color="#00cc99" draw:auto-grow-height="false" draw:auto-grow-width="false" fo:min-height="1.27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ffffcc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ffff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681cm" svg:height="3.212cm" svg:x="0.374cm" svg:y="2.468cm" presentation:class="title" presentation:placeholder="true">
        <draw:text-box/>
      </draw:frame>
      <draw:frame presentation:style-name="Default-outline1" draw:layer="backgroundobjects" svg:width="24.712cm" svg:height="11.049cm" svg:x="0.375cm" svg:y="5.877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2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2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2" draw:text-style-name="MP4" draw:layer="backgroundobjects" svg:width="5.292cm" svg:height="1.271cm" svg:x="1.905cm" svg:y="17.357cm" presentation:class="date-time">
        <draw:text-box>
          <text:list text:style-name="ML3">
            <text:list-header>
              <text:p text:style-name="MP3"><text:span text:style-name="MT3"><presentation:date-time/></text:span></text:p>
            </text:list-header>
          </text:list>
        </draw:text-box>
      </draw:frame>
      <draw:frame presentation:style-name="Mpr2" draw:text-style-name="MP6" draw:layer="backgroundobjects" svg:width="8.044cm" svg:height="1.271cm" svg:x="8.678cm" svg:y="17.357cm" presentation:class="footer">
        <draw:text-box>
          <text:list text:style-name="ML3">
            <text:list-header>
              <text:p text:style-name="MP5"><text:span text:style-name="MT3"><presentation:footer/></text:span></text:p>
            </text:list-header>
          </text:list>
        </draw:text-box>
      </draw:frame>
      <draw:frame presentation:style-name="Mpr2" draw:text-style-name="MP8" draw:layer="backgroundobjects" svg:width="5.292cm" svg:height="1.271cm" svg:x="18.203cm" svg:y="17.357cm" presentation:class="page-number">
        <draw:text-box>
          <text:list text:style-name="ML3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rgest Contiguous Sum</dc:title>
    <meta:initial-creator>Thaddeus F. Pawlicki</meta:initial-creator>
    <meta:creation-date>2002-01-21T15:15:42</meta:creation-date>
    <dc:date>2015-03-30T17:34:03.114188902</dc:date>
    <meta:editing-cycles>154</meta:editing-cycles>
    <meta:editing-duration>P2DT16H43M5S</meta:editing-duration>
    <meta:generator>LibreOffice/4.2.8.2$Linux_X86_64 LibreOffice_project/420$Build-2</meta:generator>
    <dc:creator>Ted Pawlicki</dc:creator>
    <meta:document-statistic meta:object-count="108"/>
  </office:meta>
</office:document-meta>
</file>